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uto_547b550d" style:family="table-cell" style:parent-style-name="Default">
      <style:table-cell-properties fo:background-color="#ddeeff" fo:border="0.05pt solid #000000" fo:text-align="center"/>
    </style:style>
    <style:style style:name="auto_f14e5234" style:family="table-cell" style:parent-style-name="Default">
      <style:table-cell-properties fo:background-color="#ccffcc" fo:border="0.05pt solid #000000"/>
    </style:style>
    <style:style style:name="auto_547b550d" style:family="table-cell" style:parent-style-name="Default">
      <style:table-cell-properties fo:background-color="#ddeeff" fo:border="0.05pt solid #000000" fo:text-align="center"/>
    </style:style>
    <style:style style:name="auto_f14e5234" style:family="table-cell" style:parent-style-name="Default">
      <style:table-cell-properties fo:background-color="#ccffcc" fo:border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auto_c7c14e71">Hallo </text:span><text:span text:style-name="auto_b0357d78">Welt!</text:span></text:p>
      <text:p text:style-name="Standard"/>
      <text:p text:style-name="MyHeading"><text:span text:style-name="auto_30578dec">Zentrierte Überschrift</text:span></text:p>
      <text:p text:style-name="Standard"/>
      <table:table table:name="Tabelle1">
        <table:table-column table:number-columns-repeated="2"/>
        <table:table-row>
          <table:table-cell table:style-name="auto_547b550d">
            <text:p>Spalte 1</text:p>
          </table:table-cell>
          <table:table-cell table:style-name="auto_f14e5234">
            <text:p>Spalte 2</text:p>
          </table:table-cell>
        </table:table-row>
        <table:table-row>
          <table:table-cell>
            <text:p>Inhalt A</text:p>
          </table:table-cell>
          <table:table-cell>
            <text:p>Inhalt B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c7c14e71" style:family="text" style:parent-style-name="Standard">
      <style:text-properties fo:font-weight="bold" fo:color="#3366cc"/>
    </style:style>
    <style:style style:name="auto_b0357d78" style:family="text" style:parent-style-name="Standard">
      <style:text-properties fo:font-style="italic" style:text-underline-style="solid" style:text-underline-type="single" style:text-underline-width="auto" fo:color="#cc0000"/>
    </style:style>
    <style:style style:name="auto_30578dec" style:family="text" style:parent-style-name="Standard">
      <style:text-properties fo:font-weight="bold" fo:font-size="16pt"/>
    </style:style>
    <style:style style:name="MyHeading" style:family="paragraph" style:parent-style-name="Standard" style:class="text">
      <style:paragraph-properties fo:text-align="center" fo:margin-top="1cm" fo:margin-bottom="0.5cm" fo:background-color="#eeeeee"/>
    </style:style>
    <style:style style:name="auto_547b550d" style:family="text" style:parent-style-name="Standard">
      <style:text-properties/>
    </style:style>
    <style:style style:name="auto_f14e5234" style:family="text" style:parent-style-name="Standard">
      <style:text-properties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auto_547b550d" style:family="table-cell" style:parent-style-name="Default">
      <style:table-cell-properties fo:background-color="#ddeeff" fo:border="0.05pt solid #000000" fo:text-align="center"/>
    </style:style>
    <style:style style:name="auto_f14e5234" style:family="table-cell" style:parent-style-name="Default">
      <style:table-cell-properties fo:background-color="#ccffcc" fo:border="0.05pt solid #000000"/>
    </style:style>
    <style:style style:name="auto_547b550d" style:family="table-cell" style:parent-style-name="Default">
      <style:table-cell-properties fo:background-color="#ddeeff" fo:border="0.05pt solid #000000"/>
      <style:paragraph-properties fo:text-align="center"/>
    </style:style>
    <style:style style:name="auto_f14e5234" style:family="table-cell" style:parent-style-name="Default">
      <style:table-cell-properties fo:background-color="#ccffcc" fo:border="0.05pt solid #000000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1:46:50.244615844</meta:creation-date>
    <dc:date>2025-04-15T21:52:08.045876394</dc:date>
    <meta:editing-duration>PT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3" meta:character-count="47" meta:non-whitespace-character-count="47"/>
  </office:meta>
</office:document-meta>
</file>